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13426560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jpeg" manifest:full-path="Object 3/Pictures/10000000000001560000015EFB0A14ED.jp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subtitle">
      <style:graphic-properties draw:fill-color="#ffffff" fo:min-height="13.609cm"/>
    </style:style>
    <style:style style:name="pr3" style:family="presentation" style:parent-style-name="arc-notes">
      <style:graphic-properties draw:fill-color="#ffffff" draw:auto-grow-height="true" fo:min-height="13.365cm"/>
    </style:style>
    <style:style style:name="pr4" style:family="presentation" style:parent-style-name="arc-title">
      <style:graphic-properties fo:min-height="3.256cm"/>
    </style:style>
    <style:style style:name="pr5" style:family="presentation" style:parent-style-name="arc-outline1">
      <style:graphic-properties fo:min-height="13.609cm"/>
    </style:style>
    <style:style style:name="pr6" style:family="presentation" style:parent-style-name="arc-notes">
      <style:graphic-properties draw:fill-color="#ffffff" fo:min-height="13.114cm"/>
    </style:style>
    <style:style style:name="pr7" style:family="presentation" style:parent-style-name="arc-title">
      <style:graphic-properties draw:fill-color="#ffffff" draw:auto-grow-height="true" fo:min-height="3.507cm"/>
    </style:style>
    <style:style style:name="pr8" style:family="presentation" style:parent-style-name="arc-outline1" style:list-style-name="L3">
      <style:graphic-properties draw:fill-color="#ffffff" draw:auto-grow-height="true" fo:min-height="13.86cm"/>
    </style:style>
    <style:style style:name="pr9" style:family="presentation" style:parent-style-name="arc-outline1" style:list-style-name="L3">
      <style:graphic-properties draw:fill-color="#ffffff" fo:min-height="13.609cm"/>
    </style:style>
    <style:style style:name="pr10" style:family="presentation" style:parent-style-name="arc-outline1" style:list-style-name="L3">
      <style:graphic-properties draw:fill-color="#ffffff" fo:min-height="13.609cm"/>
    </style:style>
    <style:style style:name="pr11" style:family="presentation" style:parent-style-name="arc-outline1" style:list-style-name="L3">
      <style:graphic-properties draw:fill-color="#ffffff" fo:min-height="13.609cm"/>
    </style:style>
    <style:style style:name="pr12" style:family="presentation" style:parent-style-name="arc-outline1" style:list-style-name="L3">
      <style:graphic-properties draw:fill-color="#ffffff" fo:min-height="13.609cm"/>
    </style:style>
    <style:style style:name="pr13" style:family="presentation" style:parent-style-name="arc-outline1" style:list-style-name="L3">
      <style:graphic-properties draw:fill-color="#ffffff" fo:min-height="13.609cm"/>
    </style:style>
    <style:style style:name="pr14" style:family="presentation" style:parent-style-name="arc-outline1" style:list-style-name="L3">
      <style:graphic-properties draw:fill-color="#ffffff" fo:min-height="13.609cm"/>
    </style:style>
    <style:style style:name="pr15" style:family="presentation" style:parent-style-name="arc-outline1" style:list-style-name="L3">
      <style:graphic-properties draw:fill-color="#ffffff" fo:min-height="13.609cm"/>
    </style:style>
    <style:style style:name="pr16" style:family="presentation" style:parent-style-name="arc-outline1" style:list-style-name="L3">
      <style:graphic-properties draw:fill-color="#ffffff" fo:min-height="13.609cm"/>
    </style:style>
    <style:style style:name="pr17" style:family="presentation" style:parent-style-name="arc-outline1">
      <style:graphic-properties draw:fill-color="#ffffff" fo:min-height="17.145cm"/>
    </style:style>
    <style:style style:name="pr18" style:family="presentation" style:parent-style-name="arc-outline1">
      <style:graphic-properties fo:min-height="17.78cm"/>
    </style:style>
    <style:style style:name="pr19" style:family="presentation" style:parent-style-name="arc-outline1" style:list-style-name="L3">
      <style:graphic-properties draw:fill-color="#ffffff" fo:min-height="13.609cm"/>
    </style:style>
    <style:style style:name="pr20" style:family="presentation" style:parent-style-name="arc-outline1" style:list-style-name="L3">
      <style:graphic-properties draw:fill-color="#ffffff" fo:min-height="13.609cm"/>
    </style:style>
    <style:style style:name="pr21" style:family="presentation" style:parent-style-name="arc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true" fo:margin-left="1.2cm" fo:margin-right="0cm" fo:text-indent="-0.9cm"/>
    </style:style>
    <style:style style:name="P3" style:family="paragraph">
      <style:paragraph-properties text:enable-number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harpScrabb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A multi-agent implementation of the classic word game, Scrabble</text:p>
            <text:p text:style-name="P1"/>
            <text:p text:style-name="P1"/>
            <text:p text:style-name="P1"/>
            <text:p text:style-name="P1"/>
            <text:p text:style-name="P1"/>
            <text:p text:style-name="P1">Tim Goric, Will Sanville, and Matt Simm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Scrabble Overview - Matt</text:p>
              </text:list-item>
              <text:list-item>
                <text:p>Our Implementation – Matt</text:p>
              </text:list-item>
              <text:list-item>
                <text:p>Player Strategies – Matt</text:p>
              </text:list-item>
              <text:list-item>
                <text:p>AI Strategies – Tim</text:p>
              </text:list-item>
              <text:list-item>
                <text:p>Utility Functinos – Will (Matt)</text:p>
              </text:list-item>
              <text:list-item>
                <text:p>Demos</text:p>
              </text:list-item>
              <text:list-item>
                <text:p>Tests and Analysis – Tim</text:p>
              </text:list-item>
              <text:list-item>
                <text:p>Wrap-up and Q&amp;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2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About the Game of Scrabble</text:p>
          </draw:text-box>
        </draw:frame>
        <draw:frame presentation:style-name="pr8" draw:text-style-name="P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">Typically 2-4 players</text:p>
              </text:list-item>
              <text:list-item>
                <text:p text:style-name="P1">Players attempt to create intersecting words on a 15x15 playing surface and out-score all other players before all letters are gone</text:p>
              </text:list-item>
              <text:list-item>
                <text:p text:style-name="P1">Players have up to 7 letters at a time, randomly selected from a bag at each turn</text:p>
              </text:list-item>
              <text:list-item>
                <text:p text:style-name="P1">100 tiles in standard Scrabble</text:p>
                <text:list>
                  <text:list-item>
                    <text:p text:style-name="P1">98 letters</text:p>
                  </text:list-item>
                  <text:list-item>
                    <text:p text:style-name="P1">2 blanks (wild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bout Our Implementation</text:p>
          </draw:text-box>
        </draw:frame>
        <draw:frame presentation:style-name="pr9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Game State / Game Engine / Dictionary</text:p>
                <text:list>
                  <text:list-item>
                    <text:p text:style-name="P1">F# .NET 4.0</text:p>
                    <text:list>
                      <text:list-item>
                        <text:p text:style-name="P1">.NET functional programming language</text:p>
                      </text:list-item>
                    </text:list>
                  </text:list-item>
                  <text:list-item>
                    <text:p text:style-name="P1">Dictionary containing ~179,000 wo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US &amp; Canada official Tournament Word Li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">User Interface</text:p>
                <text:list>
                  <text:list-item>
                    <text:p text:style-name="P1">C# 4.0</text:p>
                  </text:list-item>
                  <text:list-item>
                    <text:p text:style-name="P1">WP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Scrabble Environment</text:p>
          </draw:text-box>
        </draw:frame>
        <draw:frame presentation:style-name="pr10" draw:text-style-name="P3" draw:layer="layout" svg:width="25.199cm" svg:height="15.253cm" svg:x="1.4cm" svg:y="4.914cm" presentation:class="outline" presentation:user-transformed="true">
          <draw:text-box>
            <text:list text:style-name="L3">
              <text:list-item>
                <text:p text:style-name="P1">Partially Observable</text:p>
                <text:list>
                  <text:list-item>
                    <text:p text:style-name="P1">Players/Agents can not see other players' tiles</text:p>
                  </text:list-item>
                  <text:list-item>
                    <text:p text:style-name="P1">Remaining Tiles left in bag are not observable</text:p>
                  </text:list-item>
                  <text:list-item>
                    <text:p text:style-name="P1">Board state and players' own tiles are fully observable at all times.</text:p>
                  </text:list-item>
                </text:list>
              </text:list-item>
              <text:list-item>
                <text:p text:style-name="P1">Deterministic</text:p>
                <text:list>
                  <text:list-item>
                    <text:p text:style-name="P1">A player knows what will happen when they place tiles or Pass</text:p>
                  </text:list-item>
                  <text:list-item>
                    <text:p text:style-name="P1">When replenishing tiles or dumping letters, the resulting letters are unknown</text:p>
                    <text:list>
                      <text:list-item>
                        <text:p text:style-name="P1">Unless there are sufficiently few tiles left in the b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crabble Environment (contd.)</text:p>
          </draw:text-box>
        </draw:frame>
        <draw:frame presentation:style-name="pr11" draw:text-style-name="P3" draw:layer="layout" svg:width="25.199cm" svg:height="15.369cm" svg:x="1.4cm" svg:y="4.914cm" presentation:class="outline" presentation:user-transformed="true">
          <draw:text-box>
            <text:list text:style-name="L3">
              <text:list-item>
                <text:p text:style-name="P1">Multi-agent</text:p>
                <text:list>
                  <text:list-item>
                    <text:p text:style-name="P1">2-4 agents or human players</text:p>
                  </text:list-item>
                  <text:list-item>
                    <text:p text:style-name="P1">Typically competitive agents</text:p>
                  </text:list-item>
                </text:list>
              </text:list-item>
              <text:list-item>
                <text:p text:style-name="P1">Static</text:p>
                <text:list>
                  <text:list-item>
                    <text:p text:style-name="P1">While a player is taking their turn, the game state does not change until an action is performed</text:p>
                  </text:list-item>
                </text:list>
              </text:list-item>
              <text:list-item>
                <text:p text:style-name="P1">Discrete</text:p>
                <text:list>
                  <text:list-item>
                    <text:p text:style-name="P1">Technically, while gigantic in size, there is a finite set of possible states</text:p>
                    <text:list>
                      <text:list-item>
                        <text:p text:style-name="P1">100 separate tiles, with 27 distinct values, placed in variable length word sequences on a 15x15 boa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</text:p>
          </draw:text-box>
        </draw:frame>
        <draw:frame presentation:style-name="pr12" draw:text-style-name="P3" draw:layer="layout" svg:width="25.199cm" svg:height="15.538cm" svg:x="1.4cm" svg:y="4.914cm" presentation:class="outline" presentation:user-transformed="true">
          <draw:text-box>
            <text:list text:style-name="L3">
              <text:list-item>
                <text:p text:style-name="P1">Most Typical -- ( Brute-Force )</text:p>
                <text:list>
                  <text:list-item>
                    <text:p text:style-name="P1">Make the highest scoring word possible, taking advantage of modifier squares</text:p>
                  </text:list-item>
                  <text:list-item>
                    <text:p text:style-name="P1">Do not take into account any future moves of other players</text:p>
                  </text:list-item>
                </text:list>
              </text:list-item>
              <text:list-item>
                <text:p text:style-name="P1">Other Strategies</text:p>
                <text:list>
                  <text:list-item>
                    <text:p text:style-name="P1">Defensive play</text:p>
                    <text:list>
                      <text:list-item>
                        <text:p text:style-name="P1">Attempt to reduce opponents' chances of playing likely words or keeping opponents' away from multipliers</text:p>
                      </text:list-item>
                      <text:list-item>
                        <text:p text:style-name="P1">Utility function takes into account minimizing that of the opponents' utilities</text:p>
                      </text:list-item>
                      <text:list-item>
                        <text:p text:style-name="P1">Short words (2 and 3 letter) accomplish bo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 (contd.)</text:p>
          </draw:text-box>
        </draw:frame>
        <draw:frame presentation:style-name="pr13" draw:text-style-name="P3" draw:layer="layout" svg:width="25.199cm" svg:height="15.658cm" svg:x="1.4cm" svg:y="4.914cm" presentation:class="outline" presentation:user-transformed="true">
          <draw:text-box>
            <text:list text:style-name="L3">
              <text:list-item>
                <text:p text:style-name="P1">Look ahead</text:p>
                <text:list>
                  <text:list-item>
                    <text:p text:style-name="P1">Attempt to figure out what might happen in the next <text:span text:style-name="T1">n</text:span><text:span text:style-name="T2"> turns</text:span></text:p>
                  </text:list-item>
                  <text:list-item>
                    <text:p text:style-name="P1"><text:span text:style-name="T2">Try to anticipate what words opponents might play and what state the board will be in when your next turn starts</text:span></text:p>
                  </text:list-item>
                  <text:list-item>
                    <text:p text:style-name="P1"><text:span text:style-name="T1">Unless the tile bag is close to empty, this is very difficult</text:span></text:p>
                    <text:list>
                      <text:list-item>
                        <text:p text:style-name="P1"><text:span text:style-name="T2">In a 4 player game, there are 21 player tiles unknown to each player, not even taking into account the tiles left in the bag</text:span></text:p>
                      </text:list-item>
                      <text:list-item>
                        <text:p text:style-name="P1"><text:span text:style-name="T2">Calculating all of the various positions and intersections adds additional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Potential Utilities/Rewards</text:p>
          </draw:text-box>
        </draw:frame>
        <draw:frame presentation:style-name="pr14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Games aren't just about winning</text:p>
              </text:list-item>
              <text:list-item>
                <text:p text:style-name="P1">Amusing words or sequences</text:p>
                <text:list>
                  <text:list-item>
                    <text:p text:style-name="P1">Human players might play a word that is not necessarily maximal scoring in favor of a higher entertainment value</text:p>
                  </text:list-item>
                </text:list>
              </text:list-item>
              <text:list-item>
                <text:p text:style-name="P1">Cooperative agents/players</text:p>
                <text:list>
                  <text:list-item>
                    <text:p text:style-name="P1">Players might cooperate to minimize another player's or agent's score</text:p>
                    <text:list>
                      <text:list-item>
                        <text:p text:style-name="P1">Maybe Players 1-3 don't like Player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r AI Strategies</text:p>
          </draw:text-box>
        </draw:frame>
        <draw:frame presentation:style-name="pr5" draw:layer="layout" svg:width="25.199cm" svg:height="14.178cm" svg:x="1.4cm" svg:y="4.914cm" presentation:class="outline" presentation:user-transformed="true">
          <draw:text-box>
            <text:list text:style-name="L2">
              <text:list-item>
                <text:p>Brute Force</text:p>
                <text:list>
                  <text:list-item>
                    <text:p>Find all possible moves for the given tiles on the board</text:p>
                  </text:list-item>
                </text:list>
              </text:list-item>
              <text:list-item>
                <text:p>Hill Climbing</text:p>
                <text:list>
                  <text:list-item>
                    <text:p>Start at a random tile on the board</text:p>
                  </text:list-item>
                  <text:list-item>
                    <text:p>Find possible moves until a move's utility is lower than the previous (local maximum is found)</text:p>
                  </text:list-item>
                </text:list>
              </text:list-item>
              <text:list-item>
                <text:p>Random-restart Hill Climbing</text:p>
                <text:list>
                  <text:list-item>
                    <text:p>Same as hill climbing, but after finding a local maximum, restart at a randomly chosen tile <text:span text:style-name="T1">n</text:span>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ur Utility Functions</text:p>
          </draw:text-box>
        </draw:frame>
        <draw:frame presentation:style-name="pr5" draw:layer="layout" svg:width="25.199cm" svg:height="14.588cm" svg:x="1.4cm" svg:y="4.914cm" presentation:class="outline" presentation:user-transformed="true">
          <draw:text-box>
            <text:list text:style-name="L2">
              <text:list-item>
                <text:p>Maximum Score</text:p>
              </text:list-item>
              <text:list-item>
                <text:p>Save Common Letters</text:p>
                <text:list>
                  <text:list-item>
                    <text:p>In hopes of being able to make 7-letter word later</text:p>
                  </text:list-item>
                </text:list>
              </text:list-item>
              <text:list-item>
                <text:p>Smart S moves</text:p>
                <text:list>
                  <text:list-item>
                    <text:p>Only play an S if it will be part of two words</text:p>
                  </text:list-item>
                </text:list>
              </text:list-item>
              <text:list-item>
                <text:p>Use Bonus Tiles</text:p>
                <text:list>
                  <text:list-item>
                    <text:p>Defensive strategy, so opponent can't use them</text:p>
                  </text:list-item>
                </text:list>
              </text:list-item>
              <text:list-item>
                <text:p>Only Words &gt; 5 letters</text:p>
              </text:list-item>
              <text:list-item>
                <text:p>Combinations of any of the ab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mos</text:p>
          </draw:text-box>
        </draw:frame>
        <draw:frame presentation:style-name="pr15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Human vs. Agent(s)</text:p>
              </text:list-item>
              <text:list-item>
                <text:p text:style-name="P1">Agent(s) vs. Agent(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gent Strategy Analysis</text:p>
          </draw:text-box>
        </draw:frame>
        <draw:frame presentation:style-name="pr16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Brute-Force is best</text:p>
                <text:list>
                  <text:list-item>
                    <text:p text:style-name="P1">It turns out Score is king</text:p>
                  </text:list-item>
                  <text:list-item>
                    <text:p text:style-name="P1">Typically maximizes outcomes</text:p>
                  </text:list-item>
                </text:list>
              </text:list-item>
              <text:list-item>
                <text:p text:style-name="P1">Other possible considerations</text:p>
                <text:list>
                  <text:list-item>
                    <text:p text:style-name="P1">Rack management</text:p>
                    <text:list>
                      <text:list-item>
                        <text:p text:style-name="P1">Don't leave yourself with a tray full of vowels</text:p>
                      </text:list-item>
                    </text:list>
                  </text:list-item>
                  <text:list-item>
                    <text:p text:style-name="P1">Modifier Squares</text:p>
                    <text:list>
                      <text:list-item>
                        <text:p text:style-name="P1">Save high-scoring tiles for play on letter or word multipli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trategy Analysis</text:p>
          </draw:text-box>
        </draw:frame>
        <draw:frame presentation:style-name="pr17" draw:layer="layout" svg:width="28cm" svg:height="17.161cm" svg:x="0cm" svg:y="3.1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>Based on AI v AI simulations, 300 games each</text:p>
              </text:list-item>
            </text:list>
          </draw:text-box>
        </draw:frame>
        <draw:frame draw:style-name="gr2" draw:layer="layout" svg:width="28.575cm" svg:height="14.005cm" svg:x="0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tility Function Analysis</text:p>
          </draw:text-box>
        </draw:frame>
        <draw:frame presentation:style-name="pr18" draw:layer="layout" svg:width="28.635cm" svg:height="17.78cm" svg:x="-0.635cm" svg:y="3.175cm" presentation:class="outline" presentation:placeholder="true" presentation:user-transformed="true">
          <draw:text-box/>
        </draw:frame>
        <draw:frame draw:style-name="gr2" draw:layer="layout" svg:width="28.427cm" svg:height="14.14cm" svg:x="0cm" svg:y="4.2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Other Games We Considered<text:line-break/>(and why we didn't pick them)</text:p>
          </draw:text-box>
        </draw:frame>
        <draw:frame presentation:style-name="pr19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Connect 4</text:p>
                <text:list>
                  <text:list-item>
                    <text:p text:style-name="P1">Too simple, known to be solvable</text:p>
                  </text:list-item>
                </text:list>
              </text:list-item>
              <text:list-item>
                <text:p text:style-name="P1">Chess</text:p>
                <text:list>
                  <text:list-item>
                    <text:p text:style-name="P1">Too well documented, it's already been done</text:p>
                  </text:list-item>
                </text:list>
              </text:list-item>
              <text:list-item>
                <text:p text:style-name="P1">Stratego</text:p>
                <text:list>
                  <text:list-item>
                    <text:p text:style-name="P1">Board setup makes initial branching factor too large to man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essons Learned</text:p>
          </draw:text-box>
        </draw:frame>
        <draw:frame presentation:style-name="pr20" draw:text-style-name="P3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Chance nodes / Randomization causes very large increases in complexity</text:p>
              </text:list-item>
              <text:list-item>
                <text:p text:style-name="P1">In the interest of time, we should have picked an open-source game implementation and added AI</text:p>
                <text:list>
                  <text:list-item>
                    <text:p text:style-name="P1">Too much time spent creating engine and UI</text:p>
                  </text:list-item>
                </text:list>
              </text:list-item>
              <text:list-item>
                <text:p text:style-name="P1">Sometimes the simple and most obvious approach works the b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rc" presentation:presentation-page-layout-name="AL3T11">
        <office:forms form:automatic-focus="false" form:apply-design-mode="false"/>
        <draw:frame presentation:style-name="pr21" draw:layer="layout" svg:width="25.199cm" svg:height="3.507cm" svg:x="1.4cm" svg:y="0.837cm" presentation:class="title">
          <draw:text-box>
            <text:p>Questions?</text:p>
          </draw:text-box>
        </draw:frame>
        <draw:frame draw:name="Object 3" draw:style-name="gr2" draw:layer="layout" svg:width="25.199cm" svg:height="13.859cm" svg:x="2.801cm" svg:y="2.016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31A0000025313426560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outline2" style:family="presentation" style:parent-style-name="arc-outline1">
      <style:paragraph-properties fo:margin-top="0cm" fo:margin-bottom="0.4cm"/>
      <style:text-properties fo:font-size="28pt" style:font-size-asian="28pt" style:font-size-complex="28pt"/>
    </style:style>
    <style:style style:name="arc-outline3" style:family="presentation" style:parent-style-name="arc-outline2">
      <style:paragraph-properties fo:margin-top="0cm" fo:margin-bottom="0.3cm"/>
      <style:text-properties fo:font-size="24pt" style:font-size-asian="24pt" style:font-size-complex="24pt"/>
    </style:style>
    <style:style style:name="arc-outline4" style:family="presentation" style:parent-style-name="arc-outline3">
      <style:paragraph-properties fo:margin-top="0cm" fo:margin-bottom="0.2cm"/>
      <style:text-properties fo:font-size="20pt" style:font-size-asian="20pt" style:font-size-complex="20pt"/>
    </style:style>
    <style:style style:name="arc-outline5" style:family="presentation" style:parent-style-name="arc-outline4">
      <style:paragraph-properties fo:margin-top="0cm" fo:margin-bottom="0.1cm"/>
      <style:text-properties fo:font-size="20pt" style:font-size-asian="20pt" style:font-size-complex="20pt"/>
    </style:style>
    <style:style style:name="arc-outline6" style:family="presentation" style:parent-style-name="arc-outline5">
      <style:paragraph-properties fo:margin-top="0cm" fo:margin-bottom="0.1cm"/>
      <style:text-properties fo:font-size="20pt" style:font-size-asian="20pt" style:font-size-complex="20pt"/>
    </style:style>
    <style:style style:name="arc-outline7" style:family="presentation" style:parent-style-name="arc-outline6">
      <style:paragraph-properties fo:margin-top="0cm" fo:margin-bottom="0.1cm"/>
      <style:text-properties fo:font-size="20pt" style:font-size-asian="20pt" style:font-size-complex="20pt"/>
    </style:style>
    <style:style style:name="arc-outline8" style:family="presentation" style:parent-style-name="arc-outline7">
      <style:paragraph-properties fo:margin-top="0cm" fo:margin-bottom="0.1cm"/>
      <style:text-properties fo:font-size="20pt" style:font-size-asian="20pt" style:font-size-complex="20pt"/>
    </style:style>
    <style:style style:name="arc-outline9" style:family="presentation" style:parent-style-name="arc-outline8">
      <style:paragraph-properties fo:margin-top="0cm" fo:margin-bottom="0.1cm"/>
      <style:text-properties fo:font-size="20pt" style:font-size-asian="20pt" style:font-size-complex="20pt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rc-backgroundobjects">
      <style:graphic-properties draw:stroke="none" draw:fill="none" draw:fill-color="#ffffff" draw:auto-grow-height="false" fo:min-height="1.449cm"/>
    </style:style>
    <style:style style:name="Mpr2" style:family="presentation" style:parent-style-name="arc-backgroundobjects">
      <style:graphic-properties draw:stroke="none" draw:fill="none" draw:fill-color="#ffffff" draw:auto-grow-height="false" fo:min-height="1.485cm"/>
    </style:style>
    <style:style style:name="Mpr3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arc" style:page-layout-name="PM1" draw:style-name="Mdp1"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arc</dc:title>
    <dc:description>Ochi Takashi (hagetaka0)</dc:description>
    <dc:subject>simple background</dc:subject>
    <meta:initial-creator>Matt Simmons</meta:initial-creator>
    <meta:creation-date>2010-11-22T22:18:02</meta:creation-date>
    <dc:creator>Matt Simmons</dc:creator>
    <dc:date>2010-12-09T16:07:43.33</dc:date>
    <meta:keyword>simple</meta:keyword>
    <meta:keyword>background</meta:keyword>
    <meta:keyword>template</meta:keyword>
    <meta:keyword>Impress</meta:keyword>
    <meta:editing-cycles>8</meta:editing-cycles>
    <meta:editing-duration>PT04H37M19S</meta:editing-duration>
    <meta:document-statistic meta:object-count="95"/>
    <meta:user-defined meta:name="Info 2"/>
    <meta:user-defined meta:name="Info 3"/>
    <meta:user-defined meta:name="Info 4"/>
    <meta:user-defined meta:name="License">&lt;a href="http://www.youtube.com/hagetaka0&gt;YouTube - hagetaka0's Channel&lt;/a&gt;</meta:user-defined>
    <meta:template xlink:type="simple" xlink:actuate="onRequest" xlink:title="arc" xlink:href="../../../../../../AppData/Roaming/OpenOffice.org2/user/template/Presentation%20Backgrounds/arc.otp" meta:date="2010-11-22T22:17: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576cm" svg:height="14.006cm" xlink:href="." chart:class="chart:bar" chart:style-name="ch1">
        <chart:title svg:x="10.676cm" svg:y="0.281cm" chart:style-name="ch2">
          <text:p>Maximum Score Utility Function</text:p>
        </chart:title>
        <chart:legend chart:legend-position="end" svg:x="23.05cm" svg:y="5.635cm" chart:style-name="ch3"/>
        <chart:plot-area chart:style-name="ch4" chart:data-source-has-labels="both" svg:x="0.571cm" svg:y="1.17cm" svg:width="21.909cm" svg:height="12.276cm">
          <chart:axis chart:dimension="x" chart:name="primary-x" chart:style-name="ch5"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Game Time (s)</text:p>
              </table:table-cell>
              <table:table-cell office:value-type="string">
                <text:p>Avg Win Margin</text:p>
              </table:table-cell>
              <table:table-cell office:value-type="string">
                <text:p>Avg Moves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BruteForce vs Restart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193.97">
                <text:p>193.97</text:p>
              </table:table-cell>
              <table:table-cell office:value-type="float" office:value="35.6633333333333">
                <text:p>35.6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BruteForce vs Restart15</text:p>
              </table:table-cell>
              <table:table-cell office:value-type="float" office:value="12.23">
                <text:p>12.23</text:p>
              </table:table-cell>
              <table:table-cell office:value-type="float" office:value="155.22">
                <text:p>155.22</text:p>
              </table:table-cell>
              <table:table-cell office:value-type="float" office:value="35.5633333333333">
                <text:p>35.5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Restart5 vs Restart3</text:p>
              </table:table-cell>
              <table:table-cell office:value-type="float" office:value="5.31">
                <text:p>5.31</text:p>
              </table:table-cell>
              <table:table-cell office:value-type="float" office:value="50.57">
                <text:p>50.57</text:p>
              </table:table-cell>
              <table:table-cell office:value-type="float" office:value="50.3">
                <text:p>50.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HillClimb vs Restart3</text:p>
              </table:table-cell>
              <table:table-cell office:value-type="float" office:value="2.99">
                <text:p>2.99</text:p>
              </table:table-cell>
              <table:table-cell office:value-type="float" office:value="64.78">
                <text:p>64.78</text:p>
              </table:table-cell>
              <table:table-cell office:value-type="float" office:value="52.8766666666667">
                <text:p>52.87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HillClimb vs HillClimb</text:p>
              </table:table-cell>
              <table:table-cell office:value-type="float" office:value="1.31333333333333">
                <text:p>1.31333333333333</text:p>
              </table:table-cell>
              <table:table-cell office:value-type="float" office:value="37.4766666666667">
                <text:p>37.4766666666667</text:p>
              </table:table-cell>
              <table:table-cell office:value-type="float" office:value="54.11">
                <text:p>54.11</text:p>
              </table:table-cell>
              <table:table-cell office:value-type="float" office:value="52.6666666666667">
                <text:p>52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314004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83caff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13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4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428cm" svg:height="14.141cm" xlink:href="." chart:class="chart:bar" chart:style-name="ch1">
        <chart:title svg:x="10.946cm" svg:y="0.283cm" chart:style-name="ch2">
          <text:p>Utility Function Comparisons</text:p>
        </chart:title>
        <chart:legend chart:legend-position="end" svg:x="21.82cm" svg:y="5.204cm" chart:style-name="ch3"/>
        <chart:plot-area chart:style-name="ch4" chart:data-source-has-labels="both" svg:x="0.568cm" svg:y="1.174cm" svg:width="20.685cm" svg:height="12.403cm">
          <chart:axis chart:dimension="x" chart:name="primary-x" chart:style-name="ch5"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series chart:style-name="ch11" chart:values-cell-range-address="local-table.$B$5:.$C$5" chart:label-cell-address="local-table.$A$5" chart:class="chart:bar">
            <chart:data-point chart:repeated="2"/>
          </chart:series>
          <chart:series chart:style-name="ch12" chart:values-cell-range-address="local-table.$B$6:.$C$6" chart:label-cell-address="local-table.$A$6" chart:class="chart:bar">
            <chart:data-point chart:repeated="2"/>
          </chart:series>
          <chart:series chart:style-name="ch13" chart:values-cell-range-address="local-table.$B$7:.$C$7" chart:label-cell-address="local-table.$A$7" chart:class="chart:bar">
            <chart:data-point chart:repeated="2"/>
          </chart:series>
          <chart:series chart:style-name="ch14" chart:values-cell-range-address="local-table.$B$8:.$C$8" chart:label-cell-address="local-table.$A$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Win Margin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Max vs Smart S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ax vs Use Bonus</text:p>
              </table:table-cell>
              <table:table-cell office:value-type="float" office:value="38.2533333333333">
                <text:p>38.25333333333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x vs Smart+Common+Bonus</text:p>
              </table:table-cell>
              <table:table-cell office:value-type="float" office:value="39.91">
                <text:p>39.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ax vs Smart+SaveCommon</text:p>
              </table:table-cell>
              <table:table-cell office:value-type="float" office:value="39.15">
                <text:p>39.15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Max vs Save Common</text:p>
              </table:table-cell>
              <table:table-cell office:value-type="float" office:value="36.42">
                <text:p>36.42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>Smart S vs Use Bonus</text:p>
              </table:table-cell>
              <table:table-cell office:value-type="float" office:value="38.96">
                <text:p>38.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mart S vs Save Common</text:p>
              </table:table-cell>
              <table:table-cell office:value-type="float" office:value="37.0466666666667">
                <text:p>37.0466666666667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64cm" svg:height="12.346cm" svg:x="4.762cm" svg:y="7.796cm">
          <draw:image xlink:href="Pictures/10000000000001560000015EFB0A14ED.jp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